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bc8e4" officeooo:paragraph-rsid="000bc8e4" style:font-weight-asian="normal" style:font-weight-complex="normal"/>
    </style:style>
    <style:style style:name="P2" style:family="paragraph" style:parent-style-name="Standard" style:list-style-name="L1">
      <style:text-properties officeooo:paragraph-rsid="000bc8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8e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ypadlo: </text:p>
      <text:list xml:id="list1262596583870313575" text:style-name="L1">
        <text:list-item>
          <text:p text:style-name="P2"><text:span text:style-name="T2">Zajistit zveřejňování seznamu konečných příjemců peněz z grantů/dotací (dodavatelů zakázek vzešlých z grantů/dotací) a výši takto přijatých prostředků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39:22.757116253</meta:creation-date>
    <meta:generator>LibreOffice/5.0.6.2$Linux_X86_64 LibreOffice_project/00$Build-2</meta:generator>
    <dc:date>2017-02-13T16:40:03.151338670</dc:date>
    <meta:editing-duration>PT32M41S</meta:editing-duration>
    <meta:editing-cycles>2</meta:editing-cycles>
    <dc:creator>Zabransky Adam</dc:creator>
    <meta:document-statistic meta:table-count="0" meta:image-count="0" meta:object-count="0" meta:page-count="1" meta:paragraph-count="2" meta:word-count="20" meta:character-count="160" meta:non-whitespace-character-count="142"/>
  </office:meta>
</office:document-meta>
</file>